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4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8375in"/>
          <style:tab-stop style:position="1.2313in"/>
          <style:tab-stop style:position="1.6250in"/>
          <style:tab-stop style:position="2.0187in"/>
          <style:tab-stop style:position="2.4118in"/>
          <style:tab-stop style:position="2.8056in"/>
          <style:tab-stop style:position="3.1993in"/>
          <style:tab-stop style:position="3.5931in"/>
          <style:tab-stop style:position="3.9868in"/>
          <style:tab-stop style:position="4.3806in"/>
        </style:tab-stops>
      </style:paragraph-properties>
      <style:text-properties style:font-name="Helvetica" fo:font-size="12.0pt"/>
    </style:style>
    <style:style style:name="P4" style:family="paragraph" style:parent-style-name="Standard">
      <style:paragraph-properties fo:margin-bottom="0.1111in" fo:line-height="107%"/>
      <style:text-properties style:font-name="Calibri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Meeting Agenda</text:span></text:p>
      <text:p text:style-name="P2"/>
      <text:p text:style-name="P2"><text:span text:style-name="T2"><text:s text:c="2"/>Date: 2015-04-28</text:span></text:p>
      <text:p text:style-name="P2"/>
      <text:p text:style-name="P2"><text:span text:style-name="T2"><text:s text:c="2"/>Facilitator: Tobias Hallberg</text:span></text:p>
      <text:p text:style-name="P2"/>
      <text:p text:style-name="P2"><text:span text:style-name="T2"><text:s text:c="2"/>Participants: Neda Farhand, Tobias Hallberg, Daniel Johansson, Erik Öhrn</text:span></text:p>
      <text:p text:style-name="P2"/>
      <text:p text:style-name="P2"><text:span text:style-name="T1">1. Objectives (5 min). Resolve any issues preventing the team to</text:span></text:p>
      <text:p text:style-name="P2"><text:span text:style-name="T1"><text:s text:c="2"/>continue.</text:span></text:p>
      <text:p text:style-name="P2"/>
      <text:list text:style-name="L1">
        <text:list-item>
          <text:p text:style-name="P3">- Enetity need a setBody method. All entities cannot use the same type of body.</text:p>
        </text:list-item>
      </text:list>
      <text:p text:style-name="P2"/>
      <text:p text:style-name="P2"/>
      <text:p text:style-name="P2"><text:span text:style-name="T1">2. Reports (15 min) from previous meeting</text:span></text:p>
      <text:p text:style-name="P2"/>
      <text:p text:style-name="P2"><text:span text:style-name="T1">- </text:span><text:span text:style-name="T3">Erik: Book can be picked up by player, and collides with walls.</text:span></text:p>
      <text:p text:style-name="P2"><text:span text:style-name="T3">- Neda: Worked on Player and Zombie. Will push changes later today.</text:span></text:p>
      <text:p text:style-name="P2"><text:span text:style-name="T3">- Daniel: Worked on GameScreen. Moved all functionality from ZombieWeek to GameScreen. Will push today.</text:span></text:p>
      <text:p text:style-name="P2"><text:span text:style-name="T3">- Tobias: Player moves diagonally. Created simple HUD.</text:span></text:p>
      <text:p text:style-name="P2"/>
      <text:p text:style-name="P2"/>
      <text:p text:style-name="P2"><text:span text:style-name="T1">3. Discussion items (35 min)</text:span></text:p>
      <text:p text:style-name="P2"><text:span text:style-name="T1"/></text:p>
      <text:p text:style-name="P2">- Code is messy, needs to be indented.</text:p>
      <text:p text:style-name="P2">- Player and books moves to fast diagonally. Will be solved with Pythagoras theorem.</text:p>
      <text:p text:style-name="P2">- We need a graphical representation for aiming.</text:p>
      <text:p text:style-name="P2">- Flashlight will be hard to make without Box2DLights. We might be able to solve it making the screen dark, letting the light of the flashlight be represented by a triangle (where the map is visible).</text:p>
      <text:p text:style-name="P2">- Book needs to be spawned in front of player, depending on the player direction.</text:p>
      <text:p text:style-name="P2">- When player stops after moving diagonally it doesn’t keep its direction.</text:p>
      <text:p text:style-name="P2"/>
      <text:p text:style-name="P2"/>
      <text:p text:style-name="P2"><text:span text:style-name="T1">4. Outcomes and assignments (5 min)</text:span></text:p>
      <text:p text:style-name="P2"/>
      <text:p text:style-name="P2">- Erik will take a look at the SDD.</text:p>
      <text:p text:style-name="P2">- Neda will keep on working with the RAD.</text:p>
      <text:p text:style-name="P2">- Daniel will look into the Flashlight class.</text:p>
      <text:p text:style-name="P2">- Tobias will make player keep its direction when it stops.</text:p>
      <text:p text:style-name="P2"/>
      <text:p text:style-name="P2"/>
      <text:p text:style-name="P2"><text:span text:style-name="T1">5. Wrap Up</text:span></text:p>
      <text:p text:style-name="P2"/>
      <text:p text:style-name="P2"><text:span text:style-name="T3"><text:s text:c="2"/>- There are no unresolved issues.</text:span></text:p>
      <text:p text:style-name="P2"><text:span text:style-name="T3"><text:s text:c="2"/>- The next meeting will be held 2015-04-30 at 10:50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  <meta:initial-creator>Erik Öhrn</meta:initial-creator>
  </office:meta>
</office:document-meta>
</file>